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7pt" style:font-name-asian="Monospace" style:font-size-asian="7pt" style:font-name-complex="Monospace" style:font-size-complex="7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7pt" style:font-name-asian="Monospace" style:font-size-asian="7pt" style:font-name-complex="Monospace" style:font-size-complex="7pt"/>
    </style:style>
    <style:style style:name="P3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>
      <style:text-properties fo:color="#000000" style:font-name="Monospace" fo:font-size="10pt" style:text-underline-style="none" style:font-name-asian="Monospace" style:font-size-asian="10pt" style:font-name-complex="Monospace" style:font-size-complex="10pt"/>
    </style:style>
    <style:style style:name="P5" style:family="paragraph" style:parent-style-name="Standard">
      <style:text-properties fo:color="#000000" style:font-name="Monospace" fo:font-size="7pt" style:font-name-asian="Monospace" style:font-size-asian="7pt" style:font-name-complex="Monospace" style:font-size-complex="7pt"/>
    </style:style>
    <style:style style:name="P6" style:family="paragraph" style:parent-style-name="Standard">
      <style:text-properties style:font-name="Monospace" fo:font-size="7pt" style:font-name-asian="Monospace" style:font-size-asian="7pt" style:font-name-complex="Monospace" style:font-size-complex="7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7pt" style:font-name-asian="Monospace" style:font-size-asian="7pt" style:font-name-complex="Monospace" style:font-size-complex="7pt"/>
    </style:style>
    <style:style style:name="P8" style:family="paragraph" style:parent-style-name="Standard">
      <style:paragraph-properties fo:margin-left="0cm" fo:margin-right="0cm" fo:line-height="150%" fo:text-align="start" style:justify-single-word="false" fo:text-indent="0cm" style:auto-text-indent="false" style:text-autospace="none"/>
      <style:text-properties style:use-window-font-color="true" style:font-name="Arial" fo:font-size="10pt" style:font-name-asian="Monospace" style:font-size-asian="10pt" style:font-name-complex="Monospace" style:font-size-complex="10pt"/>
    </style:style>
    <style:style style:name="P9" style:family="paragraph" style:parent-style-name="Standard">
      <style:paragraph-properties fo:line-height="150%"/>
      <style:text-properties style:use-window-font-color="true" style:font-name="Arial" fo:font-size="10pt" style:font-name-asian="Monospace" style:font-size-asian="10pt" style:font-name-complex="Monospace" style:font-size-complex="10pt"/>
    </style:style>
    <style:style style:name="P10" style:family="paragraph" style:parent-style-name="Standard">
      <style:paragraph-properties fo:line-height="150%"/>
      <style:text-properties style:use-window-font-color="true" style:font-name="Arial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11" style:family="paragraph" style:parent-style-name="Standard">
      <style:paragraph-properties fo:line-height="150%"/>
      <style:text-properties style:use-window-font-color="true" style:font-name="Arial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P12" style:family="paragraph" style:parent-style-name="Standard">
      <style:paragraph-properties fo:line-height="150%"/>
      <style:text-properties style:use-window-font-color="true" style:font-name="Arial" fo:font-size="10pt" style:text-underline-style="none" style:font-name-asian="Monospace" style:font-size-asian="10pt" style:font-name-complex="Monospace" style:font-size-complex="10pt"/>
    </style:style>
    <style:style style:name="P13" style:family="paragraph" style:parent-style-name="Standard">
      <style:paragraph-properties fo:line-height="150%"/>
      <style:text-properties style:use-window-font-color="true" style:font-name="Arial" fo:font-size="10pt" style:text-underline-style="none" fo:font-weight="bold" style:font-name-asian="Monospace" style:font-size-asian="10pt" style:font-weight-asian="bold" style:font-name-complex="Monospace" style:font-size-complex="10pt" style:font-weight-complex="bold"/>
    </style:style>
    <style:style style:name="P14" style:family="paragraph" style:parent-style-name="Standard">
      <style:paragraph-properties fo:line-height="150%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line-height="150%"/>
      <style:text-properties fo:color="#000000" style:font-name="Arial" fo:font-size="10pt" style:font-name-asian="Monospace" style:font-size-asian="10pt" style:font-name-complex="Monospace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font-name-asian="Monospace" style:font-name-complex="Monospace"/>
    </style:style>
    <style:style style:name="T3" style:family="text">
      <style:text-properties fo:color="#000000" fo:font-style="italic" style:font-style-asian="italic" style:font-style-complex="italic"/>
    </style:style>
    <style:style style:name="T4" style:family="text">
      <style:text-properties fo:color="#0000c0"/>
    </style:style>
    <style:style style:name="T5" style:family="text">
      <style:text-properties fo:color="#0000c0" fo:font-style="italic" fo:font-weight="bold" style:font-name-asian="Monospace" style:font-style-asian="italic" style:font-weight-asian="bold" style:font-name-complex="Monospace" style:font-style-complex="italic" style:font-weight-complex="bold"/>
    </style:style>
    <style:style style:name="T6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2a00ff"/>
    </style:style>
    <style:style style:name="T8" style:family="text">
      <style:text-properties fo:color="#2a00ff" style:font-name-asian="Monospace" style:font-name-complex="Monospac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6a3e3e"/>
    </style:style>
    <style:style style:name="T11" style:family="text">
      <style:text-properties fo:color="#7f0055" fo:font-weight="bold" style:font-weight-asian="bold" style:font-weight-complex="bold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use-window-font-color="true" style:font-name-asian="Monospace" style:font-name-complex="Monospa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Eclipse : és un IDE ( Entorn de <text:s/>Desenvolupament Integrat), això vol dir que consta d'un editor, un compilador o un intèrpret de comandes, eines automàtiques per construir, i un debugger.</text:p>
      <text:p text:style-name="P14">És open source, per tant està format per una comunitat de desenvolupadors.</text:p>
      <text:p text:style-name="P14"/>
      <text:p text:style-name="P14">Quan executem el programa ens demana el Workspace, la nostra àrea de treball, aquí posarem la ruta dels nostres arxius, o ruta on ubicarem els nous elements.</text:p>
      <text:p text:style-name="P14"/>
      <text:p text:style-name="P14">- Descomprimir l'eclipse /home/groups/inf/public/s...</text:p>
      <text:p text:style-name="P14"/>
      <text:p text:style-name="P14"><text:span text:style-name="T9">1. Fer un HelloWorld i executar-lo</text:span> </text:p>
      <text:p text:style-name="P14"><text:tab/>- Perspectives --&gt; java perspective : window --&gt; open perspective</text:p>
      <text:p text:style-name="P14"><text:tab/>- Crear un projecte nou : File --&gt; new --&gt; java project --&gt; nom</text:p>
      <text:p text:style-name="P14"><text:tab/>- Crear un package</text:p>
      <text:p text:style-name="P14"><text:tab/>- Crear una classe: HelloWorld --&gt; botó dret --&gt; new --&gt; class. En aquest punt es pot veure <text:tab/>checkbox, per exemple per crear el main directament.</text:p>
      <text:p text:style-name="P14"><text:tab/>- Imprimir helloworld: <text:span text:style-name="T2">System.</text:span><text:span text:style-name="T5">out</text:span><text:span text:style-name="T2">.println(</text:span><text:span text:style-name="T8">"Hello World"</text:span><text:span text:style-name="T2">), </text:span><text:span text:style-name="T13">veure: </text:span><text:span text:style-name="T13">ctrl+espai i</text:span><text:span text:style-name="T13"> syso</text:span><text:span text:style-name="T13"> + ctrl + espai</text:span></text:p>
      <text:p text:style-name="P9"><text:tab/>- Guardar (Quan es guarda es compila directament)</text:p>
      <text:p text:style-name="P9"><text:tab/>- Executar. Package&gt; botó dret&gt; run as &gt; java application</text:p>
      <text:p text:style-name="P9"/>
      <text:p text:style-name="P9"><text:span text:style-name="T9">EXERCICI</text:span>:</text:p>
      <text:p text:style-name="P9">Llegeix per pantalla un parell de valors i mostra el resultat d'operar amb ells.</text:p>
      <text:p text:style-name="P9">Per llegir un valor per pantalla utilitza un objecte de tipus Scanner i el mètode nextInt</text:p>
      <text:p text:style-name="P9">Scanner scanner = <text:span text:style-name="T9">new</text:span> Scanner(System.<text:span text:style-name="T12">in</text:span>);</text:p>
      <text:p text:style-name="P8"><text:span text:style-name="T9">int</text:span> x=scanner.nextInt();</text:p>
      <text:p text:style-name="P3"/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5"><text:span text:style-name="T11">import</text:span> java.util.Scanner;</text:p>
            <text:p text:style-name="P1"/>
            <text:p text:style-name="P1"><text:span text:style-name="T11">public</text:span><text:span text:style-name="T1"> </text:span><text:span text:style-name="T11">class</text:span><text:span text:style-name="T1"> Opera {</text:span></text:p>
            <text:p text:style-name="P1"/>
            <text:p text:style-name="P1"><text:span text:style-name="T1"><text:tab/></text:span><text:span text:style-name="T11">public</text:span><text:span text:style-name="T1"> </text:span><text:span text:style-name="T11">static</text:span><text:span text:style-name="T1"> </text:span><text:span text:style-name="T11">void</text:span><text:span text:style-name="T1"> main(String[] </text:span><text:span text:style-name="T10">args</text:span><text:span text:style-name="T1">) {</text:span></text:p>
            <text:p text:style-name="P1"><text:span text:style-name="T1"><text:tab/><text:tab/>Scanner </text:span><text:span text:style-name="T10">scanner</text:span><text:span text:style-name="T1"> = </text:span><text:span text:style-name="T11">new</text:span><text:span text:style-name="T1"> Scanner(System.</text:span><text:span text:style-name="T6">in</text:span><text:span text:style-name="T1">);</text:span></text:p>
            <text:p text:style-name="P1"><text:span text:style-name="T1"><text:tab/><text:tab/>System.</text:span><text:span text:style-name="T6">out</text:span><text:span text:style-name="T1">.println(</text:span><text:span text:style-name="T7">"Enter the first number"</text:span><text:span text:style-name="T1">);</text:span></text:p>
            <text:p text:style-name="P1"><text:span text:style-name="T1"><text:tab/><text:tab/></text:span><text:span text:style-name="T11">int</text:span><text:span text:style-name="T1"> </text:span><text:span text:style-name="T10">x</text:span><text:span text:style-name="T1">=</text:span><text:span text:style-name="T10">scanner</text:span><text:span text:style-name="T1">.nextInt();</text:span></text:p>
            <text:p text:style-name="P2"><text:tab/><text:tab/></text:p>
            <text:p text:style-name="P1"><text:span text:style-name="T1"><text:tab/><text:tab/>System.</text:span><text:span text:style-name="T6">out</text:span><text:span text:style-name="T1">.println(</text:span><text:span text:style-name="T7">"resultat="</text:span><text:span text:style-name="T1">+</text:span><text:span text:style-name="T10">x</text:span><text:span text:style-name="T1">);</text:span></text:p>
            <text:p text:style-name="P1"><text:span text:style-name="T1"><text:tab/><text:tab/></text:span><text:span text:style-name="T10">scanner</text:span><text:span text:style-name="T1">.close();</text:span></text:p>
            <text:p text:style-name="P2"><text:tab/>}</text:p>
            <text:p text:style-name="P2">}</text:p>
          </table:table-cell>
        </table:table-row>
      </table:table>
      <text:p text:style-name="P1"/>
      <text:p text:style-name="P2"><text:tab/></text:p>
      <text:p text:style-name="P3"/>
      <text:p text:style-name="P3"/>
      <text:p text:style-name="P3"/>
      <text:p text:style-name="P9"><text:span text:style-name="T9">2. Refactor:</text:span> Eclipse ens permet reestructurar el codi sense que afecti al comportament del codi.</text:p>
      <text:p text:style-name="P9">- Exemple canviar una classe de package, canviar el nom d'una classe</text:p>
      <text:p text:style-name="P9">- Botó dret sobre la carpeta del projecte --&gt; Refactor --&gt; Rename</text:p>
      <text:p text:style-name="P9">- Botó dret sobre una classe --&gt; Refactor --&gt; Rename</text:p>
      <text:p text:style-name="P9">- Botó dret sobre la classe --&gt; Source --&gt; Generate Getters and Setters</text:p>
      <text:p text:style-name="P9">- Obrir i tancar projectes: Botó dret sobre la carpeta del projecte --&gt; close project. Ens pot interessar fer aquesta funció perquè els projectes oberts consumeixen memòria.</text:p>
      <text:p text:style-name="P9"><text:soft-page-break/></text:p>
      <text:p text:style-name="P9"/>
      <text:p text:style-name="P10">3. Ús de l'Eclipse i dues classes enllaçades</text:p>
      <text:p text:style-name="P9">Crear la classe Persona amb els seus atributs (edat i nom) i <text:s/>a llavors utilitzar les funcionalitats del menú </text:p>
      <text:p text:style-name="P9"><text:tab/>Source --&gt; Generate Getters and Setters</text:p>
      <text:p text:style-name="P9"><text:tab/>Source --&gt; Generate toString() </text:p>
      <text:p text:style-name="P9"><text:tab/>Source --&gt; Generate constructor using fields. </text:p>
      <text:p text:style-name="P9">També podem fer Source --&gt; Generate element comment, per posar el nom de l'autor i diversos comentaris.</text:p>
      <text:p text:style-name="P9">Un cop fet això des del package explorer es pot desplegar la classe i veure els atributs i els mètodes.</text:p>
      <text:p text:style-name="P9">Afegirem també la funció <text:span text:style-name="T9">wave()</text:span> que mostra per pantalla el nom i l'edat de la persona.</text:p>
      <text:p text:style-name="P9">* Documentarem les funcions</text:p>
      <text:p text:style-name="P15">Crearem la classe Wave que haurà de tenir un main i instanciarem l'objecte Persona i farem que saludi (cridar a la funció saludar).</text:p>
      <text:p text:style-name="P15"/>
      <text:p text:style-name="P9"><text:span text:style-name="T9">EXERCICI</text:span>:</text:p>
      <text:p text:style-name="P9">Suposem una empresa que es dedica a enviar paquets d'un determinat lloc d'origen a un destí. Els paquets tenen sempre un identificador i unes certes característiques que influiran alhora de calcular el preu dels enviaments, com ara el pes i la mida. Fes la classe paquet amb els seus getters, setters, constructor buit i un amb totes les dades possibles del paquet (id, pes i mida). </text:p>
      <text:p text:style-name="P11"/>
      <text:p text:style-name="P11"/>
      <text:p text:style-name="P13">4. Debugar.</text:p>
      <text:p text:style-name="P12">Programem una funció que sigui la suma dels element d'un vector. Introduïm un error i debuguem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6"><text:span text:style-name="T11">public</text:span><text:span text:style-name="T1"> </text:span><text:span text:style-name="T11">class</text:span><text:span text:style-name="T1"> ExempleDebugar {</text:span></text:p>
            <text:p text:style-name="P1"><text:span text:style-name="T1"><text:tab/></text:span><text:span text:style-name="T11">public</text:span><text:span text:style-name="T1"> </text:span><text:span text:style-name="T11">static</text:span><text:span text:style-name="T1"> </text:span><text:span text:style-name="T11">void</text:span><text:span text:style-name="T1"> main(String[] </text:span><text:span text:style-name="T10">args</text:span><text:span text:style-name="T1">) {</text:span></text:p>
            <text:p text:style-name="P1"><text:span text:style-name="T1"><text:tab/><text:tab/></text:span><text:span text:style-name="T11">int</text:span><text:span text:style-name="T1">[] </text:span><text:span text:style-name="T10">myIntArray</text:span><text:span text:style-name="T1"> = {1,2,3,4};</text:span></text:p>
            <text:p text:style-name="P1"><text:span text:style-name="T1"><text:tab/><text:tab/>System.</text:span><text:span text:style-name="T6">out</text:span><text:span text:style-name="T1">.println(</text:span><text:span text:style-name="T7">"El resultat es "</text:span><text:span text:style-name="T1">+</text:span><text:span text:style-name="T3">sumaElements</text:span><text:span text:style-name="T1">(</text:span><text:span text:style-name="T10">myIntArray</text:span><text:span text:style-name="T1">));</text:span></text:p>
            <text:p text:style-name="P2"><text:tab/><text:tab/></text:p>
            <text:p text:style-name="P2"><text:tab/>}</text:p>
            <text:p text:style-name="P2"><text:tab/></text:p>
            <text:p text:style-name="P1"><text:span text:style-name="T1"><text:tab/></text:span><text:span text:style-name="T11">public</text:span><text:span text:style-name="T1"> </text:span><text:span text:style-name="T11">static</text:span><text:span text:style-name="T1"> </text:span><text:span text:style-name="T11">int</text:span><text:span text:style-name="T1"> sumaElements(</text:span><text:span text:style-name="T11">int</text:span><text:span text:style-name="T1">[] </text:span><text:span text:style-name="T10">vec</text:span><text:span text:style-name="T1">){</text:span></text:p>
            <text:p text:style-name="P1"><text:span text:style-name="T1"><text:tab/><text:tab/></text:span><text:span text:style-name="T11">int</text:span><text:span text:style-name="T1"> </text:span><text:span text:style-name="T10">resultat</text:span><text:span text:style-name="T1">=0;</text:span></text:p>
            <text:p text:style-name="P1"><text:span text:style-name="T1"><text:tab/><text:tab/></text:span><text:span text:style-name="T11">for</text:span><text:span text:style-name="T1"> (</text:span><text:span text:style-name="T11">int</text:span><text:span text:style-name="T1"> </text:span><text:span text:style-name="T10">i</text:span><text:span text:style-name="T1">=1;</text:span><text:span text:style-name="T10">i</text:span><text:span text:style-name="T1">&lt;</text:span><text:span text:style-name="T10">vec</text:span><text:span text:style-name="T1">.</text:span><text:span text:style-name="T4">length</text:span><text:span text:style-name="T1">;</text:span><text:span text:style-name="T10">i</text:span><text:span text:style-name="T1">++){</text:span></text:p>
            <text:p text:style-name="P1"><text:span text:style-name="T1"><text:tab/><text:tab/><text:tab/></text:span><text:span text:style-name="T10">resultat</text:span><text:span text:style-name="T1"> = </text:span><text:span text:style-name="T10">resultat</text:span><text:span text:style-name="T1"> + </text:span><text:span text:style-name="T10">vec</text:span><text:span text:style-name="T1">[</text:span><text:span text:style-name="T10">i</text:span><text:span text:style-name="T1">];</text:span></text:p>
            <text:p text:style-name="P2"><text:tab/><text:tab/>}</text:p>
            <text:p text:style-name="P1"><text:span text:style-name="T1"><text:tab/><text:tab/></text:span><text:span text:style-name="T11">return</text:span><text:span text:style-name="T1"> </text:span><text:span text:style-name="T10">resultat</text:span><text:span text:style-name="T1">;</text:span></text:p>
            <text:p text:style-name="P2"><text:tab/>}</text:p>
            <text:p text:style-name="P2">}</text:p>
          </table:table-cell>
        </table:table-row>
      </table:table>
      <text:p text:style-name="P4"/>
      <text:p text:style-name="P13"/>
      <text:p text:style-name="P13">EXERCICI</text:p>
      <text:p text:style-name="P12">Retocar el programa anterior (el de la suma d'elements d'un vector). Donat un vector d'enters dir quantes pendents (de pujada y baixada) hi ha en el vector. El primer i últim element no poden ser pendents.</text:p>
      <text:p text:style-name="P12">Exemple de pendent: 32337 (baixada de 3 --&gt; 2, de pujada de 2 --&gt; 3 i pujada de 3 --&gt; 7)</text:p>
      <text:p text:style-name="P11"/>
      <text:p text:style-name="P12"><text:span text:style-name="T9">EXERCICI</text:span> Herència</text:p>
      <text:p text:style-name="P12">Fes dues classes anomenades Professor i Estudiant que heredin de persona.</text:p>
      <text:p text:style-name="P12">Sobreesciu el mètode wave(), en el cas de l'Estudiant, per a què també es mostri el curs en el que es matricula. Fes un parell d'instàncies de cada tipus i verifica els mètodes de cada classe</text:p>
      <text:p text:style-name="P12">Fes la classe Becari.</text:p>
      <text:p text:style-name="P11"><text:soft-page-break/></text:p>
      <text:p text:style-name="P11">Teclat</text:p>
      <text:p text:style-name="P9">ctrl + m --&gt; per fer gran o petit l'editor </text:p>
      <text:p text:style-name="P9">ctrl + espai --&gt; completa</text:p>
      <text:p text:style-name="P9">ctrl + s --&gt; guarda</text:p>
      <text:p text:style-name="P9">ctrl + d --&gt; eliminar línia</text:p>
      <text:p text:style-name="P9">ctrl + shift +r --&gt; obre arxius</text:p>
      <text:p text:style-name="P9">ctrl + shift + f --&gt; formateja</text:p>
      <text:p text:style-name="P9">ctrl + l --&gt; per anar a una línia determinada</text:p>
      <text:p text:style-name="P9">ctrl + shift + m --&gt; importa llibreries</text:p>
      <text:p text:style-name="P9">F5 i F6 --&gt; debugar</text:p>
      <text:p text:style-name="P9">control click funció --&gt; vas a la funció i amb les fletxetes endavant i endarre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9:39:16</meta:creation-date>
    <meta:editing-duration>P1DT4H43M58S</meta:editing-duration>
    <meta:editing-cycles>21</meta:editing-cycles>
    <meta:generator>LibreOffice/3.5$Linux_X86_64 LibreOffice_project/350m1$Build-2</meta:generator>
    <meta:initial-creator>laura </meta:initial-creator>
    <dc:date>2015-09-17T15:23:52</dc:date>
    <dc:creator>gines </dc:creator>
    <meta:document-statistic meta:table-count="2" meta:image-count="0" meta:object-count="0" meta:page-count="3" meta:paragraph-count="82" meta:word-count="788" meta:character-count="4546" meta:non-whitespace-character-count="3812"/>
  </office:meta>
</office:document-meta>
</file>